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12529" style:font-name="DejaVu Sans" fo:font-size="10.5pt" fo:letter-spacing="normal" fo:font-style="normal" fo:font-weight="normal" officeooo:rsid="0019ff8c" officeooo:paragraph-rsid="0019ff8c" style:font-weight-asian="bold" style:font-weight-complex="bold"/>
    </style:style>
    <style:style style:name="P2" style:family="paragraph" style:parent-style-name="Standard">
      <style:text-properties fo:font-variant="normal" fo:text-transform="none" fo:color="#212529" style:font-name="DejaVu Sans" fo:font-size="13pt" fo:letter-spacing="normal" fo:font-style="normal" fo:font-weight="normal" officeooo:rsid="001aea9c" officeooo:paragraph-rsid="0019ff8c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variant="normal" fo:text-transform="none" fo:color="#212529" style:font-name="DejaVu Sans" fo:font-size="13pt" fo:letter-spacing="normal" fo:font-style="normal" fo:font-weight="normal" officeooo:rsid="001b382b" officeooo:paragraph-rsid="001b382b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variant="normal" fo:text-transform="none" fo:color="#212529" style:font-name="DejaVu Sans" fo:font-size="13pt" fo:letter-spacing="normal" fo:font-style="normal" fo:font-weight="bold" officeooo:rsid="001aea9c" officeooo:paragraph-rsid="001aea9c" style:font-size-asian="13pt" style:font-weight-asian="bold" style:font-size-complex="13pt" style:font-weight-complex="bold"/>
    </style:style>
    <style:style style:name="P5" style:family="paragraph" style:parent-style-name="Standard">
      <style:text-properties fo:font-variant="normal" fo:text-transform="none" fo:color="#212529" style:font-name="DejaVu Sans" fo:font-size="13pt" fo:letter-spacing="normal" fo:font-style="normal" fo:font-weight="bold" officeooo:rsid="001b382b" officeooo:paragraph-rsid="001b382b" style:font-size-asian="13pt" style:font-weight-asian="bold" style:font-size-complex="13pt" style:font-weight-complex="bold"/>
    </style:style>
    <style:style style:name="P6" style:family="paragraph" style:parent-style-name="Standard">
      <style:text-properties fo:font-variant="normal" fo:text-transform="none" fo:color="#212529" style:font-name="DejaVu Sans" fo:font-size="13pt" fo:letter-spacing="normal" fo:font-style="normal" fo:font-weight="bold" officeooo:rsid="001d02e3" officeooo:paragraph-rsid="001d02e3" style:font-size-asian="13pt" style:font-weight-asian="bold" style:font-size-complex="13pt" style:font-weight-complex="bold"/>
    </style:style>
    <style:style style:name="P7" style:family="paragraph" style:parent-style-name="Standard">
      <style:text-properties style:font-name="DejaVu Sans"/>
    </style:style>
    <style:style style:name="P8" style:family="paragraph" style:parent-style-name="Standard">
      <style:text-properties style:font-name="DejaVu Sans" fo:font-weight="bold" officeooo:rsid="000ebb06" officeooo:paragraph-rsid="000ebb06" style:font-weight-asian="bold" style:font-weight-complex="bold"/>
    </style:style>
    <style:style style:name="P9" style:family="paragraph" style:parent-style-name="Standard">
      <style:text-properties style:font-name="DejaVu Sans" fo:font-weight="bold" officeooo:rsid="00106f37" officeooo:paragraph-rsid="00106f37" style:font-weight-asian="bold" style:font-weight-complex="bold"/>
    </style:style>
    <style:style style:name="P10" style:family="paragraph" style:parent-style-name="Standard">
      <style:text-properties style:font-name="DejaVu Sans" fo:font-weight="bold" officeooo:rsid="00146e53" officeooo:paragraph-rsid="00146e53" style:font-weight-asian="bold" style:font-weight-complex="bold"/>
    </style:style>
    <style:style style:name="P11" style:family="paragraph" style:parent-style-name="Standard">
      <style:text-properties style:font-name="DejaVu Sans" fo:font-weight="bold" officeooo:rsid="0016cd2d" officeooo:paragraph-rsid="0016cd2d" style:font-weight-asian="bold" style:font-weight-complex="bold"/>
    </style:style>
    <style:style style:name="P12" style:family="paragraph" style:parent-style-name="Standard">
      <style:text-properties style:font-name="DejaVu Sans" fo:font-weight="bold" officeooo:rsid="00180d33" officeooo:paragraph-rsid="00180d33" style:font-weight-asian="bold" style:font-weight-complex="bold"/>
    </style:style>
    <style:style style:name="P13" style:family="paragraph" style:parent-style-name="Standard">
      <style:text-properties style:font-name="DejaVu Sans" fo:font-weight="bold" officeooo:rsid="0019ff8c" officeooo:paragraph-rsid="0019ff8c" style:font-weight-asian="bold" style:font-weight-complex="bold"/>
    </style:style>
    <style:style style:name="P14" style:family="paragraph" style:parent-style-name="Standard">
      <style:text-properties style:font-name="DejaVu Sans" fo:font-style="italic" officeooo:rsid="000ebb06" officeooo:paragraph-rsid="000ebb06" style:font-style-asian="italic" style:font-style-complex="italic"/>
    </style:style>
    <style:style style:name="P15" style:family="paragraph" style:parent-style-name="Standard">
      <style:text-properties style:font-name="DejaVu Sans" officeooo:paragraph-rsid="001296d6"/>
    </style:style>
    <style:style style:name="P16" style:family="paragraph" style:parent-style-name="Standard">
      <style:text-properties style:font-name="DejaVu Sans" fo:font-weight="normal" officeooo:rsid="00146e53" officeooo:paragraph-rsid="00146e53" style:font-weight-asian="normal" style:font-weight-complex="normal"/>
    </style:style>
    <style:style style:name="P17" style:family="paragraph" style:parent-style-name="Standard">
      <style:text-properties style:font-name="DejaVu Sans" fo:font-weight="normal" officeooo:rsid="0016cd2d" officeooo:paragraph-rsid="0016cd2d" style:font-weight-asian="normal" style:font-weight-complex="normal"/>
    </style:style>
    <style:style style:name="P18" style:family="paragraph" style:parent-style-name="Standard">
      <style:text-properties style:font-name="DejaVu Sans" fo:font-weight="normal" officeooo:rsid="00180d33" officeooo:paragraph-rsid="00180d33" style:font-weight-asian="normal" style:font-weight-complex="normal"/>
    </style:style>
    <style:style style:name="P19" style:family="paragraph" style:parent-style-name="Standard">
      <style:text-properties style:font-name="DejaVu Sans" fo:font-weight="normal" officeooo:rsid="0019ff8c" officeooo:paragraph-rsid="0019ff8c" style:font-weight-asian="normal" style:font-weight-complex="normal"/>
    </style:style>
    <style:style style:name="P20" style:family="paragraph" style:parent-style-name="Standard">
      <style:text-properties officeooo:paragraph-rsid="001d02e3"/>
    </style:style>
    <style:style style:name="P21" style:family="paragraph" style:parent-style-name="Standard">
      <style:text-properties fo:font-variant="normal" fo:text-transform="none" fo:color="#212529" style:font-name="DejaVu Sans" fo:font-size="13pt" fo:letter-spacing="normal" fo:font-style="normal" fo:font-weight="bold" officeooo:rsid="001d02e3" officeooo:paragraph-rsid="001d02e3" style:font-size-asian="13pt" style:font-weight-asian="bold" style:font-size-complex="13pt" style:font-weight-complex="bold"/>
    </style:style>
    <style:style style:name="P22" style:family="paragraph" style:parent-style-name="Standard">
      <style:text-properties officeooo:paragraph-rsid="001d02e3"/>
    </style:style>
    <style:style style:name="P23" style:family="paragraph" style:parent-style-name="Standard">
      <style:text-properties fo:font-weight="bold" officeooo:rsid="001d27ee" officeooo:paragraph-rsid="001d27ee" style:font-weight-asian="bold" style:font-weight-complex="bold"/>
    </style:style>
    <style:style style:name="P24" style:family="paragraph" style:parent-style-name="Standard">
      <style:text-properties fo:font-weight="bold" officeooo:rsid="001d27ee" officeooo:paragraph-rsid="001ebe2f" style:font-weight-asian="bold" style:font-weight-complex="bold"/>
    </style:style>
    <style:style style:name="P25" style:family="paragraph" style:parent-style-name="Standard">
      <style:text-properties fo:font-weight="bold" officeooo:rsid="001f21a2" officeooo:paragraph-rsid="001f21a2" style:font-weight-asian="bold" style:font-weight-complex="bold"/>
    </style:style>
    <style:style style:name="P26" style:family="paragraph" style:parent-style-name="Standard">
      <style:text-properties fo:font-weight="bold" officeooo:rsid="00200085" officeooo:paragraph-rsid="00200085" style:font-weight-asian="bold" style:font-weight-complex="bold"/>
    </style:style>
    <style:style style:name="P27" style:family="paragraph" style:parent-style-name="Standard">
      <style:text-properties fo:font-weight="bold" officeooo:rsid="00200085" officeooo:paragraph-rsid="0026291e" style:font-weight-asian="bold" style:font-weight-complex="bold"/>
    </style:style>
    <style:style style:name="P28" style:family="paragraph" style:parent-style-name="Standard">
      <style:text-properties fo:font-weight="bold" officeooo:rsid="0021be84" officeooo:paragraph-rsid="0021be84" style:font-weight-asian="bold" style:font-weight-complex="bold"/>
    </style:style>
    <style:style style:name="P29" style:family="paragraph" style:parent-style-name="Standard">
      <style:text-properties fo:font-weight="bold" officeooo:rsid="00257847" officeooo:paragraph-rsid="00257847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6f37"/>
    </style:style>
    <style:style style:name="T3" style:family="text">
      <style:text-properties officeooo:rsid="001296d6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variant="normal" fo:text-transform="none" fo:color="#212529" style:font-name="DejaVu Sans" fo:font-size="13pt" fo:letter-spacing="normal" fo:font-style="normal" fo:font-weight="bold" officeooo:rsid="001d02e3" style:font-size-asian="13pt" style:font-weight-asian="bold" style:font-size-complex="13pt" style:font-weight-complex="bold"/>
    </style:style>
    <style:style style:name="T6" style:family="text">
      <style:text-properties fo:font-variant="normal" fo:text-transform="none" fo:color="#212529" style:font-name="DejaVu Sans" fo:font-size="13pt" fo:letter-spacing="normal" fo:font-style="normal" fo:font-weight="normal" style:font-size-asian="13pt" style:font-weight-asian="normal" style:font-size-complex="13pt" style:font-weight-complex="normal"/>
    </style:style>
    <style:style style:name="T7" style:family="text">
      <style:text-properties fo:font-variant="normal" fo:text-transform="none" fo:color="#212529" style:font-name="DejaVu Sans" fo:font-size="13pt" fo:letter-spacing="normal" fo:font-style="normal" fo:font-weight="normal" officeooo:rsid="001d02e3" style:font-size-asian="13pt" style:font-weight-asian="normal" style:font-size-complex="13pt" style:font-weight-complex="normal"/>
    </style:style>
    <style:style style:name="T8" style:family="text">
      <style:text-properties fo:font-variant="normal" fo:text-transform="none" fo:color="#212529" style:font-name="DejaVu Sans" fo:font-size="13pt" fo:letter-spacing="normal" fo:font-style="normal" fo:font-weight="normal" officeooo:rsid="001ebe2f" style:font-size-asian="13pt" style:font-weight-asian="normal" style:font-size-complex="13pt" style:font-weight-complex="normal"/>
    </style:style>
    <style:style style:name="T9" style:family="text">
      <style:text-properties fo:font-variant="normal" fo:text-transform="none" fo:color="#212529" style:font-name="DejaVu Sans" fo:font-size="13pt" fo:letter-spacing="normal" fo:font-style="normal" fo:font-weight="normal" officeooo:rsid="0021be84" style:font-size-asian="13pt" style:font-weight-asian="normal" style:font-size-complex="13pt" style:font-weight-complex="normal"/>
    </style:style>
    <style:style style:name="T10" style:family="text">
      <style:text-properties fo:font-variant="normal" fo:text-transform="none" fo:color="#212529" style:font-name="DejaVu Sans" fo:font-size="13pt" fo:letter-spacing="normal" fo:font-style="normal" fo:font-weight="normal" officeooo:rsid="00263815" style:font-size-asian="13pt" style:font-weight-asian="normal" style:font-size-complex="13pt" style:font-weight-complex="normal"/>
    </style:style>
    <style:style style:name="T11" style:family="text">
      <style:text-properties fo:font-variant="normal" fo:text-transform="none" fo:color="#212529" style:font-name="DejaVu Sans" fo:font-size="13pt" fo:letter-spacing="normal" fo:font-style="normal" style:font-size-asian="13pt" style:font-size-complex="13pt"/>
    </style:style>
    <style:style style:name="T12" style:family="text">
      <style:text-properties fo:font-variant="normal" fo:text-transform="none" fo:color="#212529" style:font-name="DejaVu Sans" fo:font-size="13pt" fo:letter-spacing="normal" fo:font-style="normal" officeooo:rsid="001d02e3" style:font-size-asian="13pt" style:font-size-complex="13pt"/>
    </style:style>
    <style:style style:name="T13" style:family="text">
      <style:text-properties fo:font-variant="normal" fo:text-transform="none" fo:color="#212529" style:font-name="DejaVu Sans" fo:font-size="13pt" fo:letter-spacing="normal" fo:font-style="normal" officeooo:rsid="001ebe2f" style:font-size-asian="13pt" style:font-size-complex="13pt"/>
    </style:style>
    <style:style style:name="T14" style:family="text">
      <style:text-properties fo:font-variant="normal" fo:text-transform="none" fo:color="#212529" style:font-name="DejaVu Sans" fo:font-size="13pt" fo:letter-spacing="normal" fo:font-style="normal" officeooo:rsid="0021be84" style:font-size-asian="13pt" style:font-size-complex="13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Hide Window’s Title bar</text:p>
      <text:p text:style-name="P7">$ xprop -f _MOTIF_WM_HINTS 32c -set _MOTIF_WM_HINTS "0x2, 0x0, 0x2, 0x0, 0x0"</text:p>
      <text:p text:style-name="P14"><text:span text:style-name="T1">Select</text:span> <text:span text:style-name="T2">something about documentation</text:span></text:p>
      <text:p text:style-name="P7">man xprop</text:p>
      <text:p text:style-name="P7"/>
      <text:p text:style-name="P9">For Android Studio Virtual Machine Permission</text:p>
      <text:p text:style-name="P15">$ sudo adduser prince kvm</text:p>
      <text:p text:style-name="P7">$ sudo chown prince /dev/kvm</text:p>
      <text:p text:style-name="P7">$ grep kvm /etc/group<text:tab/><text:tab/><text:tab/><text:tab/><text:span text:style-name="T3">(Shows The granted Users)</text:span></text:p>
      <text:p text:style-name="P7"/>
      <text:p text:style-name="P10">To open files from Terminal</text:p>
      <text:p text:style-name="P16">$ xdg-open Linux\ Documentation.odt</text:p>
      <text:p text:style-name="P16"/>
      <text:p text:style-name="P16"/>
      <text:p text:style-name="P11">Show Cache</text:p>
      <text:p text:style-name="P17">$ sudo du -sh /var/cache/apt</text:p>
      <text:p text:style-name="P17">$ sudo apt-get clean</text:p>
      <text:p text:style-name="P17">$ sudo apt-get autoremove</text:p>
      <text:p text:style-name="P17"/>
      <text:p text:style-name="P12">Create File</text:p>
      <text:p text:style-name="P18">$ &gt;name.txt</text:p>
      <text:p text:style-name="P19">$ touch file.txt</text:p>
      <text:p text:style-name="P18">$ &gt;Name\ of\ File.odt</text:p>
      <text:p text:style-name="P18"/>
      <text:p text:style-name="P13">Delete File</text:p>
      <text:p text:style-name="P1">$ rm -r name.txt</text:p>
      <text:p text:style-name="P2"/>
      <text:p text:style-name="P4">Directory Movement</text:p>
      <text:p text:style-name="P4">For Movement: $ <text:span text:style-name="T4">cd dirname</text:span></text:p>
      <text:p text:style-name="P4">For showing list of file:<text:span text:style-name="T4"> </text:span>$ <text:span text:style-name="T4">ls<text:line-break/></text:span></text:p>
      <text:p text:style-name="P5">Open MySql server</text:p>
      <text:p text:style-name="P3">$ sudo mysql -u root -p</text:p>
      <text:p text:style-name="P3"/>
      <text:p text:style-name="P6">Shortcuts for Applications</text:p>
      <text:p text:style-name="P6">Sublime</text:p>
      <text:p text:style-name="P20"><text:span text:style-name="T5">$ </text:span><text:span text:style-name="T7"><text:s/>subl filename.py</text:span></text:p>
      <text:p text:style-name="P6">Libre Office</text:p>
      <text:p text:style-name="P20"><text:span text:style-name="T5">$ </text:span><text:span text:style-name="T7">libreoffice filename.odt</text:span><text:span text:style-name="T5"> </text:span></text:p>
      <text:p text:style-name="P23"><text:span text:style-name="T12">C</text:span><text:span text:style-name="T11">hecks </text:span><text:span text:style-name="T13">and shows</text:span><text:span text:style-name="T11">input keyboards</text:span></text:p>
      <text:p text:style-name="P23"><text:span text:style-name="T11">$ </text:span><text:span text:style-name="T6">xinput -list | grep -i key </text:span></text:p>
      <text:p text:style-name="P24"><text:span text:style-name="T13">Changes </text:span><text:span text:style-name="T11">keyboard </text:span><text:span text:style-name="T13">LAyout</text:span></text:p>
      <text:p text:style-name="P24"><text:span text:style-name="T11">$</text:span><text:span text:style-name="T8"> </text:span><text:span text:style-name="T6">setxkbmap -device 10 dvorak</text:span></text:p>
      <text:p text:style-name="P24"><text:span text:style-name="T6"/></text:p>
      <text:p text:style-name="P25"><text:span text:style-name="T11">XKB</text:span></text:p>
      <text:p text:style-name="P25"><text:span text:style-name="T11"/></text:p>
      <text:p text:style-name="P26"><text:span text:style-name="T11">Shows evrything input</text:span></text:p>
      <text:p text:style-name="P26"><text:span text:style-name="T11">$ </text:span><text:span text:style-name="T6">xev</text:span></text:p>
      <text:p text:style-name="P26"><text:span text:style-name="T14"/></text:p>
      <text:p text:style-name="P28"><text:soft-page-break/><text:span text:style-name="T14">S</text:span><text:span text:style-name="T11">how Presses Keys</text:span></text:p>
      <text:p text:style-name="P26"><text:span text:style-name="T14">$</text:span><text:span text:style-name="T6"> xev | awk -F'[ )]+' '/^KeyPress/ { a[NR+2] } NR in a { printf "%-3s %s\n", $5, $8 }' </text:span></text:p>
      <text:p text:style-name="P26"><text:span text:style-name="T6"/></text:p>
      <text:p text:style-name="P29"><text:span text:style-name="T11">XMOD Map</text:span></text:p>
      <text:p text:style-name="P29"><text:span text:style-name="T11">Storage</text:span></text:p>
      <text:p text:style-name="P29"><text:span text:style-name="T11">/usr/share/X11/xkb/symbols/</text:span></text:p>
      <text:p text:style-name="P27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22:19:29.204340167</meta:creation-date>
    <dc:date>2020-05-17T20:31:28.133641746</dc:date>
    <meta:editing-duration>PT1H17M11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2" meta:paragraph-count="42" meta:word-count="174" meta:character-count="1017" meta:non-whitespace-character-count="877"/>
  </office:meta>
</office:document-meta>
</file>